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4.895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1.699cm"/>
    </style:style>
    <style:style style:name="co9" style:family="table-column">
      <style:table-column-properties fo:break-before="auto" style:column-width="1.709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5.375cm"/>
    </style:style>
    <style:style style:name="co12" style:family="table-column">
      <style:table-column-properties fo:break-before="auto" style:column-width="1.868cm"/>
    </style:style>
    <style:style style:name="co13" style:family="table-column">
      <style:table-column-properties fo:break-before="auto" style:column-width="2.51cm"/>
    </style:style>
    <style:style style:name="co14" style:family="table-column">
      <style:table-column-properties fo:break-before="auto" style:column-width="3.239cm"/>
    </style:style>
    <style:style style:name="co15" style:family="table-column">
      <style:table-column-properties fo:break-before="auto" style:column-width="5.233cm"/>
    </style:style>
    <style:style style:name="co16" style:family="table-column">
      <style:table-column-properties fo:break-before="auto" style:column-width="10.287cm"/>
    </style:style>
    <style:style style:name="co17" style:family="table-column">
      <style:table-column-properties fo:break-before="auto" style:column-width="4.2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Наличие">
      <style:table-properties table:display="true" style:writing-mode="lr-tb"/>
    </style:style>
    <style:style style:name="ta2" style:family="table" style:master-page-name="PageStyle_5f_Продукты">
      <style:table-properties table:display="true" style:writing-mode="lr-tb"/>
    </style:style>
    <style:style style:name="ta3" style:family="table" style:master-page-name="PageStyle_5f_Производственные_5f_базы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Наличие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number-columns-repeated="16375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Артикул</text:p>
          </table:table-cell>
          <table:table-cell table:style-name="ce8" office:value-type="string" calcext:value-type="string">
            <text:p>ID производственной базы</text:p>
          </table:table-cell>
          <table:table-cell table:style-name="ce1" office:value-type="string" calcext:value-type="string">
            <text:p>Количество, кг</text:p>
          </table:table-cell>
          <table:table-cell table:style-name="ce1" office:value-type="string" calcext:value-type="string">
            <text:p>Тип операции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4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4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4" calcext:value-type="float">
            <text:p>374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8" calcext:value-type="float">
            <text:p>378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89" calcext:value-type="float">
            <text:p>389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0" calcext:value-type="float">
            <text:p>390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4" calcext:value-type="float">
            <text:p>394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5" calcext:value-type="float">
            <text:p>395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7" calcext:value-type="float">
            <text:p>397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8" calcext:value-type="float">
            <text:p>398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399" calcext:value-type="float">
            <text:p>399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86" calcext:value-type="float">
            <text:p>486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5" table:visibility="filter">
          <table:table-cell office:value-type="float" office:value="488" calcext:value-type="float">
            <text:p>488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5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0" calcext:value-type="float">
            <text:p>490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8" calcext:value-type="float">
            <text:p>528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0" calcext:value-type="float">
            <text:p>530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2" calcext:value-type="float">
            <text:p>532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4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4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812" calcext:value-type="float">
            <text:p>812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5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5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2"/>
          <table:table-cell table:style-name="ce9" office:value-type="float" office:value="458" calcext:value-type="float">
            <text:p>458</text:p>
          </table:table-cell>
          <table:table-cell table:style-name="Default" table:number-columns-repeated="16375"/>
        </table:table-row>
        <table:table-row table:style-name="ro3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894" calcext:value-type="float">
            <text:p>894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5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5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1" calcext:value-type="float">
            <text:p>1011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2" calcext:value-type="float">
            <text:p>1012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3" calcext:value-type="float">
            <text:p>1013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4" calcext:value-type="float">
            <text:p>1014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5" calcext:value-type="float">
            <text:p>1015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6" calcext:value-type="float">
            <text:p>1016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4" calcext:value-type="float">
            <text:p>1034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6" calcext:value-type="float">
            <text:p>1036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8" calcext:value-type="float">
            <text:p>1038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40" calcext:value-type="float">
            <text:p>1040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041" calcext:value-type="float">
            <text:p>1041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42" calcext:value-type="float">
            <text:p>1042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44" calcext:value-type="float">
            <text:p>1044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46" calcext:value-type="float">
            <text:p>1046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48" calcext:value-type="float">
            <text:p>1048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50" calcext:value-type="float">
            <text:p>1050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52" calcext:value-type="float">
            <text:p>105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53" calcext:value-type="float">
            <text:p>105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54" calcext:value-type="float">
            <text:p>105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56" calcext:value-type="float">
            <text:p>105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57" calcext:value-type="float">
            <text:p>1057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4" table:visibility="filter">
          <table:table-cell office:value-type="float" office:value="1058" calcext:value-type="float">
            <text:p>1058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4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0" calcext:value-type="float">
            <text:p>1060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076" calcext:value-type="float">
            <text:p>107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078" calcext:value-type="float">
            <text:p>1078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23" calcext:value-type="float">
            <text:p>1123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124" calcext:value-type="float">
            <text:p>1124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25" calcext:value-type="float">
            <text:p>1125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26" calcext:value-type="float">
            <text:p>1126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27" calcext:value-type="float">
            <text:p>112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28" calcext:value-type="float">
            <text:p>112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4" calcext:value-type="float">
            <text:p>1174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6" calcext:value-type="float">
            <text:p>1176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8" calcext:value-type="float">
            <text:p>1178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0" calcext:value-type="float">
            <text:p>118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2" calcext:value-type="float">
            <text:p>118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4" calcext:value-type="float">
            <text:p>1184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6" calcext:value-type="float">
            <text:p>1186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8" calcext:value-type="float">
            <text:p>1188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0" calcext:value-type="float">
            <text:p>119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2" calcext:value-type="float">
            <text:p>119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4" calcext:value-type="float">
            <text:p>1194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6" calcext:value-type="float">
            <text:p>1196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7" calcext:value-type="float">
            <text:p>1197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8" calcext:value-type="float">
            <text:p>1198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0" calcext:value-type="float">
            <text:p>120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2" calcext:value-type="float">
            <text:p>120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4" calcext:value-type="float">
            <text:p>1204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6" calcext:value-type="float">
            <text:p>1206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8" calcext:value-type="float">
            <text:p>1208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0" calcext:value-type="float">
            <text:p>121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2" calcext:value-type="float">
            <text:p>121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4" calcext:value-type="float">
            <text:p>1214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6" calcext:value-type="float">
            <text:p>1216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8" calcext:value-type="float">
            <text:p>1218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0" calcext:value-type="float">
            <text:p>122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2" calcext:value-type="float">
            <text:p>122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4" calcext:value-type="float">
            <text:p>1224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5" calcext:value-type="float">
            <text:p>1225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6" calcext:value-type="float">
            <text:p>1226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8" calcext:value-type="float">
            <text:p>1228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5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5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1" calcext:value-type="float">
            <text:p>1291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2" calcext:value-type="float">
            <text:p>1292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3" calcext:value-type="float">
            <text:p>1293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4" calcext:value-type="float">
            <text:p>1294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5" calcext:value-type="float">
            <text:p>129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6" calcext:value-type="float">
            <text:p>129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14" calcext:value-type="float">
            <text:p>1314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316" calcext:value-type="float">
            <text:p>131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6" calcext:value-type="float">
            <text:p>132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4" calcext:value-type="float">
            <text:p>1334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6" calcext:value-type="float">
            <text:p>133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8" calcext:value-type="float">
            <text:p>1338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6" calcext:value-type="float">
            <text:p>1346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8" calcext:value-type="float">
            <text:p>1348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0" calcext:value-type="float">
            <text:p>1350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2" calcext:value-type="float">
            <text:p>1352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4" calcext:value-type="float">
            <text:p>1354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6" calcext:value-type="float">
            <text:p>1356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8" calcext:value-type="float">
            <text:p>1358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0" calcext:value-type="float">
            <text:p>1360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2" calcext:value-type="float">
            <text:p>1362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4" calcext:value-type="float">
            <text:p>1364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6" calcext:value-type="float">
            <text:p>1366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8" calcext:value-type="float">
            <text:p>1368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0" calcext:value-type="float">
            <text:p>1370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2" calcext:value-type="float">
            <text:p>1372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4" calcext:value-type="float">
            <text:p>1374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6" calcext:value-type="float">
            <text:p>1376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8" calcext:value-type="float">
            <text:p>1378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0" calcext:value-type="float">
            <text:p>1380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2" calcext:value-type="float">
            <text:p>1382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4" calcext:value-type="float">
            <text:p>1384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6" calcext:value-type="float">
            <text:p>1386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8" calcext:value-type="float">
            <text:p>1388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90" calcext:value-type="float">
            <text:p>1390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92" calcext:value-type="float">
            <text:p>1392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94" calcext:value-type="float">
            <text:p>1394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396" calcext:value-type="float">
            <text:p>1396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98" calcext:value-type="float">
            <text:p>1398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0" calcext:value-type="float">
            <text:p>1400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2" calcext:value-type="float">
            <text:p>1402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4" calcext:value-type="float">
            <text:p>1404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6" calcext:value-type="float">
            <text:p>1406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8" calcext:value-type="float">
            <text:p>1408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0" calcext:value-type="float">
            <text:p>141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2" calcext:value-type="float">
            <text:p>141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4" calcext:value-type="float">
            <text:p>141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6" calcext:value-type="float">
            <text:p>141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8" calcext:value-type="float">
            <text:p>1418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0" calcext:value-type="float">
            <text:p>142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2" calcext:value-type="float">
            <text:p>142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4" calcext:value-type="float">
            <text:p>142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6" calcext:value-type="float">
            <text:p>142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8" calcext:value-type="float">
            <text:p>1428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0" calcext:value-type="float">
            <text:p>143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2" calcext:value-type="float">
            <text:p>143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441" calcext:value-type="float">
            <text:p>144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485" calcext:value-type="float">
            <text:p>148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10" calcext:value-type="float">
            <text:p>1610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12" calcext:value-type="float">
            <text:p>1612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14" calcext:value-type="float">
            <text:p>1614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615" calcext:value-type="float">
            <text:p>1615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16" calcext:value-type="float">
            <text:p>1616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18" calcext:value-type="float">
            <text:p>1618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0" calcext:value-type="float">
            <text:p>1620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2" calcext:value-type="float">
            <text:p>1622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4" calcext:value-type="float">
            <text:p>1624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6" calcext:value-type="float">
            <text:p>1626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8" calcext:value-type="float">
            <text:p>1628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30" calcext:value-type="float">
            <text:p>1630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32" calcext:value-type="float">
            <text:p>1632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633" calcext:value-type="float">
            <text:p>1633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34" calcext:value-type="float">
            <text:p>1634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36" calcext:value-type="float">
            <text:p>1636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38" calcext:value-type="float">
            <text:p>1638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0" calcext:value-type="float">
            <text:p>1640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2" calcext:value-type="float">
            <text:p>1642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4" calcext:value-type="float">
            <text:p>1644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6" calcext:value-type="float">
            <text:p>1646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8" calcext:value-type="float">
            <text:p>1648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0" calcext:value-type="float">
            <text:p>1650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2" calcext:value-type="float">
            <text:p>1652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office:value-type="float" office:value="1703" calcext:value-type="float">
            <text:p>1703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0" calcext:value-type="float">
            <text:p>1830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2" calcext:value-type="float">
            <text:p>1832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4" calcext:value-type="float">
            <text:p>1834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6" calcext:value-type="float">
            <text:p>1836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8" calcext:value-type="float">
            <text:p>1838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0" calcext:value-type="float">
            <text:p>1840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2" calcext:value-type="float">
            <text:p>1842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4" calcext:value-type="float">
            <text:p>1844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6" calcext:value-type="float">
            <text:p>1846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8" calcext:value-type="float">
            <text:p>1848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0" calcext:value-type="float">
            <text:p>1850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2" calcext:value-type="float">
            <text:p>1852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4" calcext:value-type="float">
            <text:p>1854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6" calcext:value-type="float">
            <text:p>1856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8" calcext:value-type="float">
            <text:p>1858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0" calcext:value-type="float">
            <text:p>1860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2" calcext:value-type="float">
            <text:p>1862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4" calcext:value-type="float">
            <text:p>1864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6" calcext:value-type="float">
            <text:p>1866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8" calcext:value-type="float">
            <text:p>1868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0" calcext:value-type="float">
            <text:p>1870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2" calcext:value-type="float">
            <text:p>1872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4" calcext:value-type="float">
            <text:p>1874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6" calcext:value-type="float">
            <text:p>1876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8" calcext:value-type="float">
            <text:p>1878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0" calcext:value-type="float">
            <text:p>1880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2" calcext:value-type="float">
            <text:p>1882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4" calcext:value-type="float">
            <text:p>1884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6" calcext:value-type="float">
            <text:p>1886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8" calcext:value-type="float">
            <text:p>1888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0" calcext:value-type="float">
            <text:p>1890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2" calcext:value-type="float">
            <text:p>1892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4" calcext:value-type="float">
            <text:p>1894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6" calcext:value-type="float">
            <text:p>1896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8" calcext:value-type="float">
            <text:p>1898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0" calcext:value-type="float">
            <text:p>1900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2" calcext:value-type="float">
            <text:p>1902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4" calcext:value-type="float">
            <text:p>1904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6" calcext:value-type="float">
            <text:p>1906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8" calcext:value-type="float">
            <text:p>1908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0" calcext:value-type="float">
            <text:p>1910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2" calcext:value-type="float">
            <text:p>1912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4" calcext:value-type="float">
            <text:p>1914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6" calcext:value-type="float">
            <text:p>1916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0" calcext:value-type="float">
            <text:p>205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2" calcext:value-type="float">
            <text:p>205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4" calcext:value-type="float">
            <text:p>205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6" calcext:value-type="float">
            <text:p>205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8" calcext:value-type="float">
            <text:p>205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0" calcext:value-type="float">
            <text:p>2060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2" calcext:value-type="float">
            <text:p>2062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4" calcext:value-type="float">
            <text:p>2064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6" calcext:value-type="float">
            <text:p>2066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8" calcext:value-type="float">
            <text:p>206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0" calcext:value-type="float">
            <text:p>2070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2" calcext:value-type="float">
            <text:p>2072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4" calcext:value-type="float">
            <text:p>2074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6" calcext:value-type="float">
            <text:p>2076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4" calcext:value-type="float">
            <text:p>2084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7" calcext:value-type="float">
            <text:p>2087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8" calcext:value-type="float">
            <text:p>208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29" calcext:value-type="float">
            <text:p>2129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0" calcext:value-type="float">
            <text:p>2130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4" calcext:value-type="float">
            <text:p>2134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6" calcext:value-type="float">
            <text:p>2136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8" calcext:value-type="float">
            <text:p>2138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0" calcext:value-type="float">
            <text:p>2140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2" calcext:value-type="float">
            <text:p>2142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4" calcext:value-type="float">
            <text:p>2144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6" calcext:value-type="float">
            <text:p>2146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5" calcext:value-type="float">
            <text:p>2185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6" calcext:value-type="float">
            <text:p>2186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7" calcext:value-type="float">
            <text:p>2187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4" calcext:value-type="float">
            <text:p>2204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6" calcext:value-type="float">
            <text:p>2206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8" calcext:value-type="float">
            <text:p>2208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0" calcext:value-type="float">
            <text:p>2210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2" calcext:value-type="float">
            <text:p>2212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4" calcext:value-type="float">
            <text:p>2214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6" calcext:value-type="float">
            <text:p>2216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8" calcext:value-type="float">
            <text:p>2218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0" calcext:value-type="float">
            <text:p>2220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2" calcext:value-type="float">
            <text:p>2222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4" calcext:value-type="float">
            <text:p>2224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6" calcext:value-type="float">
            <text:p>2226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8" calcext:value-type="float">
            <text:p>2228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0" calcext:value-type="float">
            <text:p>2230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69" calcext:value-type="float">
            <text:p>2269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0" calcext:value-type="float">
            <text:p>227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3" calcext:value-type="float">
            <text:p>2273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4" calcext:value-type="float">
            <text:p>2274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5" calcext:value-type="float">
            <text:p>2275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6" calcext:value-type="float">
            <text:p>2276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7" calcext:value-type="float">
            <text:p>2277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8" calcext:value-type="float">
            <text:p>2278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79" calcext:value-type="float">
            <text:p>2279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80" calcext:value-type="float">
            <text:p>228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81" calcext:value-type="float">
            <text:p>228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visibility="filter">
          <table:table-cell office:value-type="float" office:value="2282" calcext:value-type="float">
            <text:p>228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3"/>
          <table:table-cell table:style-name="Default" table:number-columns-repeated="16375"/>
        </table:table-row>
        <table:table-row table:style-name="ro3" table:number-rows-repeated="1046292">
          <table:table-cell table:number-columns-repeated="9"/>
          <table:table-cell table:style-name="Default" table:number-columns-repeated="16375"/>
        </table:table-row>
        <table:table-row table:style-name="ro3">
          <table:table-cell table:number-columns-repeated="9"/>
          <table:table-cell table:style-name="Default" table:number-columns-repeated="16375"/>
        </table:table-row>
      </table:table>
      <table:table table:name="Продукты" table:style-name="ta2">
        <office:forms form:automatic-focus="false" form:apply-design-mode="false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/>
        <table:table-column table:style-name="co8" table:number-columns-repeated="16377"/>
        <table:table-row table:style-name="ro2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грибы</text:p>
          </table:table-cell>
          <table:table-cell office:value-type="string" calcext:value-type="string">
            <text:p>вешенки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грибы</text:p>
          </table:table-cell>
          <table:table-cell office:value-type="string" calcext:value-type="string">
            <text:p>шампиньоны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баклажаны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горох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груша Конференция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дайкон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бачок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брокколи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пекинская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цветная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ртофель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ртофель красный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укуруз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лук репк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морковь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огурцы короткоплодные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атиссон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жгучий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желтый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зеленый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красный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дис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дька черная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п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свёкл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махито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сливк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черри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ыкв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цукини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чеснок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фундук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базилик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кинза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лук зеленый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любисток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мята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орегано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петрушка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розмарин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руккола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укроп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шпинат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абрикос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груша желтая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слив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Слива желтая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Антоновк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ал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ольден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ренни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Кандиль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Карамельк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адовые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инап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лава победителям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боярышник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изил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лубник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люкв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малин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облепиха</text:p>
          </table:table-cell>
          <table:table-cell table:number-columns-repeated="3"/>
          <table:table-cell table:style-name="Default" table:number-columns-repeated="16378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шиповник</text:p>
          </table:table-cell>
          <table:table-cell table:number-columns-repeated="3"/>
          <table:table-cell table:style-name="Default" table:number-columns-repeated="16378"/>
        </table:table-row>
        <table:table-row table:style-name="ro3" table:number-rows-repeated="1048510">
          <table:table-cell table:number-columns-repeated="6"/>
          <table:table-cell table:style-name="Default" table:number-columns-repeated="16378"/>
        </table:table-row>
        <table:table-row table:style-name="ro3">
          <table:table-cell table:number-columns-repeated="6"/>
          <table:table-cell table:style-name="Default" table:number-columns-repeated="16378"/>
        </table:table-row>
      </table:table>
      <table:table table:name="Производственные_базы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/>
        <table:table-column table:style-name="co8" table:number-columns-repeated="16380"/>
        <table:table-row table:style-name="ro2">
          <table:table-cell table:style-name="ce8" office:value-type="string" calcext:value-type="string">
            <text:p>ID производственной базы</text:p>
          </table:table-cell>
          <table:table-cell table:style-name="ce8" office:value-type="string" calcext:value-type="string">
            <text:p>Адрес</text:p>
          </table:table-cell>
          <table:table-cell table:style-name="ce10" office:value-type="string" calcext:value-type="string">
            <text:p>ФИО начальника базы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string" calcext:value-type="string">
            <text:p>П1</text:p>
          </table:table-cell>
          <table:table-cell office:value-type="string" calcext:value-type="string">
            <text:p>Московская область, деревня Юрово, д.1</text:p>
          </table:table-cell>
          <table:table-cell office:value-type="string" calcext:value-type="string">
            <text:p>Иванов П.И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2</text:p>
          </table:table-cell>
          <table:table-cell office:value-type="string" calcext:value-type="string">
            <text:p>Вологодская область, деревня Захарьево, д.2</text:p>
          </table:table-cell>
          <table:table-cell office:value-type="string" calcext:value-type="string">
            <text:p>Столяров В.Т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3</text:p>
          </table:table-cell>
          <table:table-cell office:value-type="string" calcext:value-type="string">
            <text:p>Владимирская область, деревня Кукушкино, строение 7</text:p>
          </table:table-cell>
          <table:table-cell office:value-type="string" calcext:value-type="string">
            <text:p>Захаричев К.Е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4</text:p>
          </table:table-cell>
          <table:table-cell office:value-type="string" calcext:value-type="string">
            <text:p>Рязанская оласть, деревня Жужино, д.22</text:p>
          </table:table-cell>
          <table:table-cell office:value-type="string" calcext:value-type="string">
            <text:p>Волков С.И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5</text:p>
          </table:table-cell>
          <table:table-cell office:value-type="string" calcext:value-type="string">
            <text:p>Тверская область, деревня Хорьково, д.6</text:p>
          </table:table-cell>
          <table:table-cell office:value-type="string" calcext:value-type="string">
            <text:p>Кузнецов Л.Э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6</text:p>
          </table:table-cell>
          <table:table-cell office:value-type="string" calcext:value-type="string">
            <text:p>Псковская область, деревня Новосвятское, д.1</text:p>
          </table:table-cell>
          <table:table-cell office:value-type="string" calcext:value-type="string">
            <text:p>Сестрицын Ю.Б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7</text:p>
          </table:table-cell>
          <table:table-cell office:value-type="string" calcext:value-type="string">
            <text:p>Ивановская область, деревня Блудилино, д.8</text:p>
          </table:table-cell>
          <table:table-cell office:value-type="string" calcext:value-type="string">
            <text:p>Говоров А.В.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string" calcext:value-type="string">
            <text:p>П8</text:p>
          </table:table-cell>
          <table:table-cell office:value-type="string" calcext:value-type="string">
            <text:p>Московская область, деревня Семечкино, д.9</text:p>
          </table:table-cell>
          <table:table-cell office:value-type="string" calcext:value-type="string">
            <text:p>Тимохин Я.Ф.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string" calcext:value-type="string">
            <text:p>П9</text:p>
          </table:table-cell>
          <table:table-cell office:value-type="string" calcext:value-type="string">
            <text:p>Московская область, деревня Озерное, д.8</text:p>
          </table:table-cell>
          <table:table-cell office:value-type="string" calcext:value-type="string">
            <text:p>Слотинский О.Н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10</text:p>
          </table:table-cell>
          <table:table-cell office:value-type="string" calcext:value-type="string">
            <text:p>Тверская область, деревня Петрово, д. 3</text:p>
          </table:table-cell>
          <table:table-cell office:value-type="string" calcext:value-type="string">
            <text:p>Животов А.Р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11</text:p>
          </table:table-cell>
          <table:table-cell office:value-type="string" calcext:value-type="string">
            <text:p>Ивановская область, деревня Власихино, д.5</text:p>
          </table:table-cell>
          <table:table-cell office:value-type="string" calcext:value-type="string">
            <text:p>Боярских К.А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12</text:p>
          </table:table-cell>
          <table:table-cell office:value-type="string" calcext:value-type="string">
            <text:p>Рязанская область, село Кононенково, д.16</text:p>
          </table:table-cell>
          <table:table-cell office:value-type="string" calcext:value-type="string">
            <text:p>Васютин В.С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13</text:p>
          </table:table-cell>
          <table:table-cell office:value-type="string" calcext:value-type="string">
            <text:p>Владимирская область, деревня Шалашилино, д.6</text:p>
          </table:table-cell>
          <table:table-cell office:value-type="string" calcext:value-type="string">
            <text:p>Христофоров С.Т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14</text:p>
          </table:table-cell>
          <table:table-cell office:value-type="string" calcext:value-type="string">
            <text:p>Владимирская область, деревня Чистово, д.11</text:p>
          </table:table-cell>
          <table:table-cell office:value-type="string" calcext:value-type="string">
            <text:p>Желанный Л.Б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15</text:p>
          </table:table-cell>
          <table:table-cell office:value-type="string" calcext:value-type="string">
            <text:p>Смоленская область, деревня Слободка, д.8</text:p>
          </table:table-cell>
          <table:table-cell office:value-type="string" calcext:value-type="string">
            <text:p>Волк Е.К.</text:p>
          </table:table-cell>
          <table:table-cell table:style-name="Default" table:number-columns-repeated="16381"/>
        </table:table-row>
        <table:table-row table:style-name="ro2" table:visibility="filter">
          <table:table-cell table:style-name="ce2" office:value-type="string" calcext:value-type="string">
            <text:p>П16</text:p>
          </table:table-cell>
          <table:table-cell office:value-type="string" calcext:value-type="string">
            <text:p>Липецкая область, деревня Храмцово, строение 6</text:p>
          </table:table-cell>
          <table:table-cell office:value-type="string" calcext:value-type="string">
            <text:p>Пасечник И.И.</text:p>
          </table:table-cell>
          <table:table-cell table:style-name="Default" table:number-columns-repeated="16381"/>
        </table:table-row>
        <table:table-row table:style-name="ro3" table:number-rows-repeated="1048558">
          <table:table-cell table:number-columns-repeated="3"/>
          <table:table-cell table:style-name="Default" table:number-columns-repeated="16381"/>
        </table:table-row>
        <table:table-row table:style-name="ro3">
          <table:table-cell table:number-columns-repeated="3"/>
          <table:table-cell table:style-name="Default" table:number-columns-repeated="16381"/>
        </table:table-row>
      </table:table>
      <table:named-expressions/>
      <table:database-ranges>
        <table:database-range table:name="__Anonymous_Sheet_DB__0" table:target-range-address="Наличие.A1:Наличие.F2283" table:display-filter-buttons="true">
          <table:filter>
            <table:filter-and>
              <table:filter-condition table:value="П1" table:operator="=" table:field-number="3">
                <table:filter-set-item table:value="П1"/>
                <table:filter-set-item table:value="П8"/>
                <table:filter-set-item table:value="П9"/>
              </table:filter-condition>
              <table:filter-condition table:value="2024-08-22" table:operator="=" table:field-number="1">
                <table:filter-set-item table:value="2024-08-22"/>
                <table:filter-set-item table:value="2024-08-23"/>
                <table:filter-set-item table:value="2024-08-24"/>
                <table:filter-set-item table:value="2024-08-25"/>
                <table:filter-set-item table:value="2024-08-26"/>
                <table:filter-set-item table:value="2024-08-27"/>
                <table:filter-set-item table:value="2024-08-28"/>
                <table:filter-set-item table:value="2024-08-29"/>
                <table:filter-set-item table:value="2024-08-30"/>
                <table:filter-set-item table:value="2024-09-01"/>
                <table:filter-set-item table:value="2024-09-02"/>
                <table:filter-set-item table:value="2024-09-03"/>
                <table:filter-set-item table:value="2024-09-04"/>
                <table:filter-set-item table:value="2024-09-05"/>
                <table:filter-set-item table:value="2024-09-06"/>
                <table:filter-set-item table:value="2024-09-07"/>
                <table:filter-set-item table:value="2024-09-08"/>
                <table:filter-set-item table:value="2024-09-09"/>
                <table:filter-set-item table:value="2024-09-10"/>
                <table:filter-set-item table:value="2024-09-11"/>
                <table:filter-set-item table:value="2024-09-12"/>
                <table:filter-set-item table:value="2024-09-13"/>
                <table:filter-set-item table:value="2024-09-14"/>
                <table:filter-set-item table:value="2024-09-15"/>
              </table:filter-condition>
              <table:filter-condition table:value="Выдано покупателю" table:operator="=" table:field-number="5"/>
              <table:filter-condition table:value="34" table:operator="=" table:field-number="2">
                <table:filter-set-item table:value="34"/>
                <table:filter-set-item table:value="35"/>
                <table:filter-set-item table:value="36"/>
                <table:filter-set-item table:value="37"/>
                <table:filter-set-item table:value="38"/>
                <table:filter-set-item table:value="39"/>
                <table:filter-set-item table:value="40"/>
                <table:filter-set-item table:value="44"/>
              </table:filter-condition>
            </table:filter-and>
          </table:filter>
        </table:database-range>
        <table:database-range table:name="__Anonymous_Sheet_DB__1" table:target-range-address="Продукты.A1:Продукты.C65" table:display-filter-buttons="true">
          <table:filter>
            <table:filter-and>
              <table:filter-condition table:value="пряные травы" table:operator="=" table:field-number="1"/>
            </table:filter-and>
          </table:filter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Производственные_базы.A1:Производственные_базы.C17" table:display-filter-buttons="true">
          <table:filter>
            <table:filter-and>
              <table:filter-condition table:value="Московская область, деревня Озерное, д.8" table:operator="=" table:field-number="1">
                <table:filter-set-item table:value="Московская область, деревня Озерное, д.8"/>
                <table:filter-set-item table:value="Московская область, деревня Семечкино, д.9"/>
                <table:filter-set-item table:value="Московская область, деревня Юрово, д.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.00.0000</text:date>, <text:time style:data-style-name="N2" text:time-value="16:06:10.317536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Продукты" style:display-name="PageStyle_Продук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роизводственные_5f_базы" style:display-name="PageStyle_Производственные_баз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личие" style:display-name="PageStyle_Наличие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Слава</meta:initial-creator>
    <meta:creation-date>2021-07-09T17:04:06</meta:creation-date>
    <dc:date>2026-04-07T16:10:31.702923400</dc:date>
    <meta:generator>LibreOffice/25.8.5.2$Windows_X86_64 LibreOffice_project/9c8b85f387cc00a89945a79c9e6239f32e450ac2</meta:generator>
    <meta:editing-duration>PT4M21S</meta:editing-duration>
    <meta:editing-cycles>1</meta:editing-cycles>
    <meta:document-statistic meta:table-count="3" meta:cell-count="13945" meta:object-count="0"/>
    <meta:user-defined meta:name="AppVersion">12.0000</meta:user-defined>
  </office:meta>
</office:document-meta>
</file>